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Liberation Serif" officeooo:rsid="0013621a" officeooo:paragraph-rsid="0013621a"/>
    </style:style>
    <style:style style:name="P2" style:family="paragraph" style:parent-style-name="Standard">
      <style:paragraph-properties fo:text-align="center" style:justify-single-word="false"/>
      <style:text-properties style:font-name="Liberation Serif" officeooo:rsid="0013621a" officeooo:paragraph-rsid="0013621a"/>
    </style:style>
    <style:style style:name="P3" style:family="paragraph" style:parent-style-name="Standard">
      <style:paragraph-properties fo:text-align="start" style:justify-single-word="false">
        <style:tab-stops>
          <style:tab-stop style:position="0in"/>
          <style:tab-stop style:position="0.5in"/>
        </style:tab-stops>
      </style:paragraph-properties>
      <style:text-properties style:font-name="Liberation Serif" officeooo:rsid="0013621a" officeooo:paragraph-rsid="0013621a"/>
    </style:style>
    <style:style style:name="P4" style:family="paragraph" style:parent-style-name="Standard">
      <style:paragraph-properties fo:text-align="start" style:justify-single-word="false">
        <style:tab-stops>
          <style:tab-stop style:position="0in"/>
          <style:tab-stop style:position="0.5in"/>
        </style:tab-stops>
      </style:paragraph-properties>
      <style:text-properties style:font-name="Liberation Serif" officeooo:rsid="0013621a" officeooo:paragraph-rsid="00186a7b"/>
    </style:style>
    <style:style style:name="P5" style:family="paragraph" style:parent-style-name="Standard">
      <style:paragraph-properties fo:text-align="start" style:justify-single-word="false">
        <style:tab-stops>
          <style:tab-stop style:position="0in"/>
          <style:tab-stop style:position="0.5in"/>
        </style:tab-stops>
      </style:paragraph-properties>
      <style:text-properties style:font-name="Liberation Serif" officeooo:rsid="00149964" officeooo:paragraph-rsid="00461244"/>
    </style:style>
    <style:style style:name="P6" style:family="paragraph" style:parent-style-name="Standard">
      <style:paragraph-properties fo:text-align="start" style:justify-single-word="false">
        <style:tab-stops>
          <style:tab-stop style:position="0in"/>
          <style:tab-stop style:position="0.5in"/>
        </style:tab-stops>
      </style:paragraph-properties>
      <style:text-properties style:font-name="Liberation Serif" fo:font-weight="bold" officeooo:rsid="004ab158" officeooo:paragraph-rsid="004ab158" style:font-weight-asian="bold" style:font-weight-complex="bold"/>
    </style:style>
    <style:style style:name="P7"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officeooo:rsid="00322b7e" officeooo:paragraph-rsid="00431210"/>
    </style:style>
    <style:style style:name="P8"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officeooo:rsid="003f5b5b" officeooo:paragraph-rsid="004228fc"/>
    </style:style>
    <style:style style:name="P9"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officeooo:rsid="001fea4f" officeooo:paragraph-rsid="00431210"/>
    </style:style>
    <style:style style:name="P10"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officeooo:rsid="00384614" officeooo:paragraph-rsid="0048dfab"/>
    </style:style>
    <style:style style:name="P11"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officeooo:rsid="0049986d" officeooo:paragraph-rsid="0049986d"/>
    </style:style>
    <style:style style:name="P12"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officeooo:rsid="0049986d" officeooo:paragraph-rsid="004ab158"/>
    </style:style>
    <style:style style:name="P13"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fo:font-weight="bold" officeooo:rsid="004ab158" officeooo:paragraph-rsid="004ab158" style:font-weight-asian="bold" style:font-weight-complex="bold"/>
    </style:style>
    <style:style style:name="P14"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officeooo:rsid="0020d83d" officeooo:paragraph-rsid="004228fc"/>
    </style:style>
    <style:style style:name="P15"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officeooo:rsid="0041a442" officeooo:paragraph-rsid="004228fc"/>
    </style:style>
    <style:style style:name="P16"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officeooo:rsid="0044975b" officeooo:paragraph-rsid="0044975b"/>
    </style:style>
    <style:style style:name="P17"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fo:font-style="normal" officeooo:rsid="004d1148" officeooo:paragraph-rsid="004d1148" style:font-style-asian="normal" style:font-style-complex="normal"/>
    </style:style>
    <style:style style:name="P18"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fo:font-style="normal" officeooo:rsid="0041a442" officeooo:paragraph-rsid="004228fc" style:font-style-asian="normal" style:font-style-complex="normal"/>
    </style:style>
    <style:style style:name="P19"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fo:font-style="normal" officeooo:rsid="004ab158" officeooo:paragraph-rsid="004ab158" style:font-style-asian="normal" style:font-style-complex="normal"/>
    </style:style>
    <style:style style:name="P20"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fo:font-style="normal" fo:font-weight="bold" officeooo:rsid="004ab158" officeooo:paragraph-rsid="004ab158" style:font-style-asian="normal" style:font-weight-asian="bold" style:font-style-complex="normal" style:font-weight-complex="bold"/>
    </style:style>
    <style:style style:name="P21"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fo:font-style="normal" fo:font-weight="normal" officeooo:rsid="004b641f" officeooo:paragraph-rsid="004b641f" style:font-style-asian="normal" style:font-weight-asian="normal" style:font-style-complex="normal" style:font-weight-complex="normal"/>
    </style:style>
    <style:style style:name="P22"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officeooo:rsid="004fb894" officeooo:paragraph-rsid="004fb894"/>
    </style:style>
    <style:style style:name="P23" style:family="paragraph" style:parent-style-name="Standard" style:master-page-name="">
      <loext:graphic-properties draw:fill="none"/>
      <style:paragraph-properties fo:margin-left="0.5in" fo:margin-right="0in" fo:text-align="start" style:justify-single-word="false" fo:text-indent="-0.5in" style:auto-text-indent="false" style:page-number="auto" fo:background-color="transparent">
        <style:tab-stops>
          <style:tab-stop style:position="0in"/>
          <style:tab-stop style:position="0.5in"/>
        </style:tab-stops>
      </style:paragraph-properties>
      <style:text-properties style:font-name="Liberation Serif" officeooo:rsid="001fea4f" officeooo:paragraph-rsid="00431210"/>
    </style:style>
    <style:style style:name="P24" style:family="paragraph" style:parent-style-name="Standard" style:master-page-name="">
      <loext:graphic-properties draw:fill="none"/>
      <style:paragraph-properties fo:margin-left="0.5in" fo:margin-right="0in" fo:text-align="start" style:justify-single-word="false" fo:text-indent="-0.5in" style:auto-text-indent="false" style:page-number="auto" fo:background-color="transparent">
        <style:tab-stops>
          <style:tab-stop style:position="0in"/>
          <style:tab-stop style:position="0.5in"/>
        </style:tab-stops>
      </style:paragraph-properties>
      <style:text-properties style:font-name="Liberation Serif" officeooo:rsid="0044975b" officeooo:paragraph-rsid="0044975b"/>
    </style:style>
    <style:style style:name="P2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in"/>
          <style:tab-stop style:position="0.5in"/>
        </style:tab-stops>
      </style:paragraph-properties>
      <style:text-properties style:font-name="Liberation Serif" fo:font-weight="bold" officeooo:rsid="004ab158" officeooo:paragraph-rsid="004ab158" style:font-weight-asian="bold" style:font-weight-complex="bold"/>
    </style:style>
    <style:style style:name="P26"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fo:font-style="normal" fo:font-weight="normal" officeooo:rsid="004b641f" officeooo:paragraph-rsid="004b641f" style:font-style-asian="normal" style:font-weight-asian="normal" style:font-style-complex="normal" style:font-weight-complex="normal"/>
    </style:style>
    <style:style style:name="P27" style:family="paragraph" style:parent-style-name="Standard">
      <loext:graphic-properties draw:fill="none"/>
      <style:paragraph-properties fo:margin-left="0.5in" fo:margin-right="0in" fo:text-align="start" style:justify-single-word="false" fo:text-indent="-0.5in" style:auto-text-indent="false" fo:background-color="transparent">
        <style:tab-stops>
          <style:tab-stop style:position="0in"/>
          <style:tab-stop style:position="0.5in"/>
        </style:tab-stops>
      </style:paragraph-properties>
      <style:text-properties style:font-name="Liberation Serif" fo:font-style="normal" fo:font-weight="normal" officeooo:rsid="00502bcd" officeooo:paragraph-rsid="00502bcd" style:font-style-asian="normal" style:font-weight-asian="normal" style:font-style-complex="normal" style:font-weight-complex="normal"/>
    </style:style>
    <style:style style:name="T1" style:family="text">
      <style:text-properties officeooo:rsid="001b2784"/>
    </style:style>
    <style:style style:name="T2" style:family="text">
      <style:text-properties officeooo:rsid="001be429"/>
    </style:style>
    <style:style style:name="T3" style:family="text">
      <style:text-properties style:text-position="super 58%"/>
    </style:style>
    <style:style style:name="T4" style:family="text">
      <style:text-properties style:text-position="super 58%" officeooo:rsid="00482da4"/>
    </style:style>
    <style:style style:name="T5" style:family="text">
      <style:text-properties officeooo:rsid="00322b7e"/>
    </style:style>
    <style:style style:name="T6" style:family="text">
      <style:text-properties fo:font-style="italic" style:font-style-asian="italic" style:font-style-complex="italic"/>
    </style:style>
    <style:style style:name="T7" style:family="text">
      <style:text-properties style:text-position="sub 58%" officeooo:rsid="00322b7e"/>
    </style:style>
    <style:style style:name="T8" style:family="text">
      <style:text-properties officeooo:rsid="00336097"/>
    </style:style>
    <style:style style:name="T9" style:family="text">
      <style:text-properties fo:font-style="normal" style:font-style-asian="normal" style:font-style-complex="normal"/>
    </style:style>
    <style:style style:name="T10" style:family="text">
      <style:text-properties fo:font-style="normal" officeooo:rsid="00402181" style:font-style-asian="normal" style:font-style-complex="normal"/>
    </style:style>
    <style:style style:name="T11" style:family="text">
      <style:text-properties fo:font-style="normal" officeooo:rsid="004a89ef" style:font-style-asian="normal" style:font-style-complex="normal"/>
    </style:style>
    <style:style style:name="T12" style:family="text">
      <style:text-properties fo:font-style="normal" officeooo:rsid="004ab158"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officeooo:rsid="003fd2b5"/>
    </style:style>
    <style:style style:name="T15" style:family="text">
      <style:text-properties style:text-underline-style="solid" style:text-underline-width="auto" style:text-underline-color="font-color"/>
    </style:style>
    <style:style style:name="T16" style:family="text">
      <style:text-properties officeooo:rsid="00402181"/>
    </style:style>
    <style:style style:name="T17" style:family="text">
      <style:text-properties officeooo:rsid="00482da4"/>
    </style:style>
    <style:style style:name="T18" style:family="text">
      <style:text-properties style:text-position="0% 100%" officeooo:rsid="00482da4"/>
    </style:style>
    <style:style style:name="T19" style:family="text">
      <style:text-properties officeooo:rsid="004b7633"/>
    </style:style>
    <style:style style:name="T20" style:family="text">
      <style:text-properties officeooo:rsid="004d1148"/>
    </style:style>
    <style:style style:name="T21" style:family="text">
      <style:text-properties officeooo:rsid="004fc8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on Swenson</text:p>
      <text:p text:style-name="P1">3/5/2018</text:p>
      <text:p text:style-name="P1">CS 5<text:span text:style-name="T21">46</text:span> – Computer Security</text:p>
      <text:p text:style-name="P1">Dr. Yeh</text:p>
      <text:p text:style-name="P1"/>
      <text:p text:style-name="P2">Post-quantum <text:span text:style-name="T5">Public Key Methods for Standard Digital Logic Machines</text:span></text:p>
      <text:p text:style-name="P2"/>
      <text:p text:style-name="P3"><text:tab/><text:span text:style-name="T5">Most encryption today is done using shared private key cryptography. However, two endpoints must both agree on a shared private key before such a method can be used for them to communicate. In order to do so when it is not feasible for the two parties to agree to a key offline, the clients must use public key cryptography to agree on a shared key. This method underlies much of web communication today. TLS, which underlies HTTPS, for example, uses public key cryptography for that function, and it includes a number of different algorithms for doing so, including RSA and Diffie-Hellman over either the multiplicative group of integers modulo p, a large prime, or elliptic curves. RSA relies on the fact that factorization of large numbers is difficult for a computer. Diffie-Hellman relies on the discrete logarithm problem, where the result of log</text:span><text:span text:style-name="T7">g</text:span><text:span text:style-name="T5">(k) is very difficult to calculate in a large finite group.</text:span></text:p>
      <text:p text:style-name="P3"><text:tab/><text:span text:style-name="T8">Quantum computers represent a potential attack vector for current cryptographic techniques. Though most shared private key methods appear safe from quantum computers, as no method for cracking most current shared private key algorithms has been found after considerable effort, public key cryptography represents the weak point in the system. Dr. Shor demonstrated in 1994 that there exist polynomial time algorithms for factoring large integers and solving the discrete logarithm problem using a quantum computer, thus cracking both RSA and Diffie-Hellman. If such problems are solvable using the possible future technology of quantum computers, our current methods for generating shared private keys would be rendered useless, and a third party would be able to deduce the shared key, given the public knowledge available about the communication.</text:span></text:p>
      <text:p text:style-name="P3"><text:tab/><text:span text:style-name="T2">This is currently not a threat, as quantum computers are currently very expensive and impractical. However, quantum computing is a growing field of research. Several quantum computers already exist, but they are mostly found on university campuses and in research labs. Progress continues to be made, though, and it is feasible that a large entity like a corporation or government could use a quantum computer in the near future for cracking our current methods for generating a shared private key, as such a wealth of information could be of great interest to such an entity.</text:span></text:p>
      <text:p text:style-name="P4"><text:tab/><text:span text:style-name="T1">In addition, with new methods for processing and using data, like machine learning, growing in popularity, companies and other entities grow ever more hungry for data, and, as a result, store a wealth of information. If such an entity is aware of quantum computing and its implications, including the knowledge that quantum computing may, in the future, crack our current methods for generating shared private keys, that entity might be more likely to store even encrypted messages, with the hope of decrypting them later.</text:span></text:p>
      <text:p text:style-name="P5"><text:tab/>Though many unknowns remain, it is never too early to start preparing for the future. With this in mind, we must begin to consider methods to protect us from the future advent of quantum computers. If we are to use such methods now, though, they must be achievable on a standard digital logic computer in polynomial time. In addition, there must not exist an algorithm for a quantum computer to crack said method in polynomial time. Though it might seem that such conditions would be hard to achieve, several algorithms already exist.</text:p>
      <text:p text:style-name="P5"><text:soft-page-break/><text:tab/>This paper will <text:span text:style-name="T19">briefly explore the current public key schemes in use today (RSA and DH), quantum computing, the quantum algorithm which breaks RSA and DH, and, finally, explore, in depth, </text:span>public key algorithms for standard digital logic for achieving security from quantum computers. The survey will include an overview of each algorithm as well as the potential benefits and drawbacks of each algorithm when compared to the others. The survey will cover lattice-based cryptography, nonlinear multivariate cryptography, error-correcting code cryptography, cryptography based on isogenies of supersingular elliptic curves, and perhaps more.</text:p>
      <text:p text:style-name="P4"/>
      <text:p text:style-name="P6">Sources for general security:</text:p>
      <text:p text:style-name="P23">Kaufman, C., Perlman, R., Speciner, M. <text:span text:style-name="T13">Network Security: Private Communication in a Public World</text:span>, 2<text:span text:style-name="T3">nd</text:span> <text:span text:style-name="T17">e</text:span>d. (2002). <text:span text:style-name="T5">Prentice Hall.</text:span></text:p>
      <text:p text:style-name="P9"/>
      <text:p text:style-name="P25">Sources for quantum computing:</text:p>
      <text:p text:style-name="P9">Nielsen, M., Chuang, I. <text:span text:style-name="T13">Quantum Computation and Quantum Information</text:span>, <text:span text:style-name="T18">10</text:span><text:span text:style-name="T4">th</text:span><text:span text:style-name="T18"> anniv. int'l ed</text:span>. (<text:span text:style-name="T17">2012</text:span>). <text:span text:style-name="T5">Cambridge University Press.</text:span></text:p>
      <text:p text:style-name="P9"/>
      <text:p text:style-name="P13">Sources for general post-quantum <text:span text:style-name="T20">cryptography</text:span>:</text:p>
      <text:p text:style-name="P10">Bernstein, D., Buchmann, J, Dahmen, E. <text:span text:style-name="T13">Post-Quantum Cryptography</text:span><text:span text:style-name="T9">. (2009). Springer. ISBN 978-3-540-88701-0</text:span></text:p>
      <text:p text:style-name="P7">Baretto, P. et al. <text:span text:style-name="T6">A Panorama of Post-quantum Cryptography</text:span>. Published in Koç, Ç. <text:span text:style-name="T15">Open Problems in Mathematics and Computational Science</text:span>. 1<text:span text:style-name="T3">st</text:span> <text:span text:style-name="T17">e</text:span>d. (2014). Springer.</text:p>
      <text:p text:style-name="P14">Shor, P. <text:span text:style-name="T6">Polynomial-Time Algorithms for Prime Factorization and Discrete Logarithms on a Quantum Computer</text:span><text:span text:style-name="T9"> (1995)</text:span>. https://arxiv.org/abs/quant-ph/9508027 .</text:p>
      <text:p text:style-name="P22">Cryptographic <text:s/>Technology <text:s/>Group: <text:s text:c="2"/>Submission <text:s/>requirements <text:s/>and <text:s/>evaluation <text:s/>criteria <text:s/>for <text:s/>the <text:s/>post-quantum <text:s/>cryptography <text:s/>standardization <text:s/>process. <text:s text:c="2"/>NIST <text:s/>CSRC (2016) <text:s/>http://csrc.nist.gov/groups/ST/post-quantum-crypto/documents/call-for-proposals-final-dec-2016.pdf .</text:p>
      <text:p text:style-name="P14"/>
      <text:p text:style-name="P13">Sources for supersingular elliptic curve isogenies:</text:p>
      <text:p text:style-name="P8">Feo, L., Jao, D., Plût, J.<text:span text:style-name="T16"> </text:span><text:span text:style-name="T6">Towards Quantum-resistant Cryptosystems from Supersingular Elliptic Curve Isogenies</text:span><text:span text:style-name="T9"> </text:span><text:span text:style-name="T10">(2011)</text:span>.<text:span text:style-name="T14"> https://eprint.iacr.org/2011/506.pdf .</text:span></text:p>
      <text:p text:style-name="P15">Costello et al. <text:span text:style-name="T6">Efficient Compression of SIDH Public Keys</text:span><text:span text:style-name="T9"> (2016). https://eprint.iacr.org/2016/963.pdf .</text:span></text:p>
      <text:p text:style-name="P17">Ti, Y., “Fault Attack on Supersingular Isogeny Cryptosystems” (2017). PQCrypto 2017: International Workshop on Post-Quantum Cryptography.</text:p>
      <text:p text:style-name="P18"/>
      <text:p text:style-name="P20">Sources for lattice-based cryptography:</text:p>
      <text:p text:style-name="P24">Goldreich, O., Goldwasser, S., and Halevi, S. <text:span text:style-name="T6">Public-key cryptosystems from lattice reduction problems</text:span>. In Advances in cryptology, volume 1294 of Lecture Notes in Comput. Sci., pages 112– 131. Springer (1997).</text:p>
      <text:p text:style-name="P12"><text:span text:style-name="T9">Chris Peikert (201</text:span><text:span text:style-name="T12">4</text:span><text:span text:style-name="T9">), "</text:span><text:span text:style-name="T11">Lattice Cryptography for the Internet.</text:span><text:span text:style-name="T9">" </text:span><text:span text:style-name="T12">PQCrypto 2014: International Workshop on Post-Quantum Cryptography.</text:span></text:p>
      <text:p text:style-name="P19">Izmerly, O. “Chosen ciphertext attacks on lattice-based public key encryption and modern (non-quantum) cryptography in a quantum environment.” Theoretical Computer Science, v367 n3 (2006): 308-323.</text:p>
      <text:p text:style-name="P16"><text:soft-page-break/></text:p>
      <text:p text:style-name="P13">Sources for code-based cryptography:</text:p>
      <text:p text:style-name="P11">Dallot. L., Tillich, J., Otmani, A. <text:span text:style-name="T6">Cryptanalysis of two McEliece cryptosystems based on quasi-cyclic codes</text:span><text:span text:style-name="T9"> (2008). CoRR, abs/0804.0409. http://arxiv.org/abs/0804.0409 .</text:span></text:p>
      <text:p text:style-name="P19">Deneuville, J., Gaborit, P., Zémor, G., “Ouroboros: A Simple, Secure and Efficient Key Exchange Protocol Based on Coding Theory” (2017). PQCrypto 2017: International Workshop on Post-Quantum Cryptography.</text:p>
      <text:p text:style-name="P19"/>
      <text:p text:style-name="P20">Sources for multivariate cryptography:</text:p>
      <text:p text:style-name="P21">Cartor, R., Smith-Tone, D., “An Updated Security Analysis of PFLASH” (2017). PQCrypto 2017: International Workshop on Post-Quantum Cryptography.</text:p>
      <text:p text:style-name="P21">Cartor, R., Smith-Tone, D. “EFLASH: A New Multivariate Encryption Scheme” (2017). https://eprint.iacr.org/2017/1184.pdf .</text:p>
      <text:p text:style-name="P21"/>
      <text:p text:style-name="P27">To format:</text:p>
      <text:p text:style-name="P27"><text:a xlink:type="simple" xlink:href="https://2017.pqcrypto.org/school/slides/1-Basics.pdf" text:style-name="Internet_20_link" text:visited-style-name="Visited_20_Internet_20_Link">https://2017.pqcrypto.org/school/slides/1-Basics.pdf</text:a></text:p>
      <text:p text:style-name="P27">https://csrc.nist.gov/csrc/media/events/lightweight-cryptography-workshop-2015/documents/papers/session3-smith-tone-paper.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2:32:47.087198861</meta:creation-date>
    <dc:date>2018-04-25T00:45:43.135386089</dc:date>
    <meta:editing-duration>PT8H21M52S</meta:editing-duration>
    <meta:editing-cycles>59</meta:editing-cycles>
    <meta:generator>LibreOffice/5.4.6.2$Linux_X86_64 LibreOffice_project/40m0$Build-2</meta:generator>
    <meta:document-statistic meta:table-count="0" meta:image-count="0" meta:object-count="0" meta:page-count="3" meta:paragraph-count="37" meta:word-count="995" meta:character-count="7137" meta:non-whitespace-character-count="6154"/>
  </office:meta>
</office:document-meta>
</file>